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29d07d" officeooo:paragraph-rsid="0029d07d"/>
    </style:style>
    <style:style style:name="P2" style:family="paragraph" style:parent-style-name="Text_20_body" style:list-style-name="L1">
      <style:text-properties style:text-position="0% 100%" fo:language="de" fo:country="DE" officeooo:rsid="002cd0d1" officeooo:paragraph-rsid="002cd0d1"/>
    </style:style>
    <style:style style:name="P3" style:family="paragraph" style:parent-style-name="Text_20_body" style:list-style-name="L1">
      <style:text-properties style:text-position="0% 100%" fo:language="de" fo:country="DE" officeooo:rsid="002f97d5" officeooo:paragraph-rsid="002f97d5"/>
    </style:style>
    <style:style style:name="P4" style:family="paragraph" style:parent-style-name="Heading_20_1">
      <style:text-properties fo:language="de" fo:country="DE" officeooo:rsid="001baeb3" officeooo:paragraph-rsid="001baeb3"/>
    </style:style>
    <style:style style:name="T1" style:family="text">
      <style:text-properties officeooo:rsid="0023dca0"/>
    </style:style>
    <style:style style:name="T2" style:family="text">
      <style:text-properties style:text-position="0% 100%" fo:language="de" fo:country="DE"/>
    </style:style>
    <style:style style:name="T3" style:family="text">
      <style:text-properties style:text-position="0% 100%" fo:language="de" fo:country="DE" officeooo:rsid="002787a7"/>
    </style:style>
    <style:style style:name="T4" style:family="text">
      <style:text-properties style:text-position="0% 100%" fo:language="de" fo:country="DE" officeooo:rsid="0029d347"/>
    </style:style>
    <style:style style:name="T5" style:family="text">
      <style:text-properties style:text-position="0% 100%" fo:language="de" fo:country="DE" officeooo:rsid="002b7f62"/>
    </style:style>
    <style:style style:name="T6" style:family="text">
      <style:text-properties officeooo:rsid="002e5dbc"/>
    </style:style>
    <style:style style:name="T7" style:family="text">
      <style:text-properties officeooo:rsid="0031102f"/>
    </style:style>
    <style:style style:name="T8" style:family="text">
      <style:text-properties officeooo:rsid="0032da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ragen <text:span text:style-name="T1">18.04.2018</text:span></text:h>
      <text:list xml:id="list8797046553120392988" text:style-name="L1">
        <text:list-item>
          <text:p text:style-name="P1"><text:span text:style-name="T3">I</text:span><text:span text:style-name="T2">nwiefern soll die Orientierung der Roboterspitze berücksichtigt werden? </text:span><text:span text:style-name="T4">Z.B. Arbeitsraumende → nur eine mögliche Orientierung. Sonst mehrere…<text:line-break/></text:span><text:span text:style-name="T5">erst mal nur Position?</text:span></text:p>
        </text:list-item>
        <text:list-item>
          <text:p text:style-name="P2">Fehler falls Längen fast gleich sind, einführen einer margin ~1.3877787807814457e-17 <text:span text:style-name="T6">für die Fälle in denen l1 = l2 = l3, bzw dl21 = dl22 = dl23 oder Berücksichtigung von special case dass expr = 0</text:span></text:p>
        </text:list-item>
        <text:list-item>
          <text:p text:style-name="P3">random.uniform(1mm) → <text:span text:style-name="T8">~</text:span>5 mm veränderung segment2spitze<text:line-break/>random.choice(-1, 0, 1mm) → <text:span text:style-name="T8">~</text:span>7.<text:span text:style-name="T7">5</text:span> mm veränderung segment2spitz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1:48:52.534702016</meta:creation-date>
    <meta:generator>LibreOffice/5.1.6.2$Linux_X86_64 LibreOffice_project/10m0$Build-2</meta:generator>
    <dc:date>2018-04-16T12:36:43.985378429</dc:date>
    <meta:editing-duration>P2DT6H47M44S</meta:editing-duration>
    <meta:editing-cycles>20</meta:editing-cycles>
    <meta:document-statistic meta:table-count="0" meta:image-count="0" meta:object-count="0" meta:page-count="1" meta:paragraph-count="4" meta:word-count="75" meta:character-count="502" meta:non-whitespace-character-count="434"/>
  </office:meta>
</office:document-meta>
</file>